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71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5.858cm"/>
    </style:style>
    <style:style style:name="co5" style:family="table-column">
      <style:table-column-properties fo:break-before="auto" style:column-width="5.412cm"/>
    </style:style>
    <style:style style:name="co6" style:family="table-column">
      <style:table-column-properties fo:break-before="auto" style:column-width="8.955cm"/>
    </style:style>
    <style:style style:name="co7" style:family="table-column">
      <style:table-column-properties fo:break-before="auto" style:column-width="4.627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5.623cm"/>
    </style:style>
    <style:style style:name="co10" style:family="table-column">
      <style:table-column-properties fo:break-before="auto" style:column-width="8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=24 модуль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Контроллер обладает 86 разъемами и на модуле 24 и на 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Данный лист посвящен 24 модулю, его сигналы такие же как и у модулей 1-23</text:p>
          </table:table-cell>
          <table:table-cell table:style-name="Default" table:number-columns-repeated="2"/>
          <table:table-cell/>
          <table:table-cell office:value-type="string" calcext:value-type="string">
            <text:p>Общие примечания:</text:p>
          </table:table-cell>
        </table:table-row>
        <table:table-row table:style-name="ro1">
          <table:table-cell/>
          <table:table-cell office:value-type="string" calcext:value-type="string">
            <text:p>Абсолютный номер линии</text:p>
          </table:table-cell>
          <table:table-cell office:value-type="string" calcext:value-type="string">
            <text:p>Сторона</text:p>
          </table:table-cell>
          <table:table-cell office:value-type="string" calcext:value-type="string">
            <text:p>Относительный номер линии</text:p>
          </table:table-cell>
          <table:table-cell table:style-name="ce1" office:value-type="string" calcext:value-type="string">
            <text:p>Назначение</text:p>
          </table:table-cell>
          <table:table-cell office:value-type="string" calcext:value-type="string">
            <text:p>Сторона A — нижняя сторона модуля, т.е. в ней отсутствует пространство, только картон + лист металла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 интерфейс занят, camac_b</text:p>
          </table:table-cell>
          <table:table-cell office:value-type="string" calcext:value-type="string">
            <text:p>Напряжения +200 и переменное 117 были убраны с 19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16 (4 бит функции, camac_f)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8 (3 бит функции, camac_f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 (2 бит функции, camac_f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2 (1 бит функции, camac_f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1 (0 бит функции, camac_f)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X, команда принята, camac_x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 (3 бит адреса, camac_a)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I, запрет, camac_i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4 (2 бит адреса, camac_a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, очистка, camac_c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2 (1 бит адреса, camac_a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, номер станции, camac_n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 (0 бит адреса, camac_a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, запрос на обслуживание, camac_l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Z (Инициализация)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1, строб, camac_s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Q (Ответ)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2, строб, camac_s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W2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W2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W2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W2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W1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W2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W17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W1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W1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W1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W1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W1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W11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W1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9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W1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W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W8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W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6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W3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W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W1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W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R23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R24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R2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R2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R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R2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R17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R1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R1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R16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R13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R14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R11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R12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R9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R10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R7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R8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R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R6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R3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R4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</table:table>
      <table:table table:name="N=25(управление)" table:style-name="ta1"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Контроллер обладает 86 разъемами и на модуле 24 и на 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Данный лист посвящен <text:span text:style-name="T1">25</text:span> модулю, его сигналы НЕ такие как у модулей 1-24, это <text:span text:style-name="T1">модуль управления станциями</text:span></text:p>
          </table:table-cell>
          <table:table-cell table:style-name="Default" table:number-columns-repeated="2"/>
          <table:table-cell/>
          <table:table-cell office:value-type="string" calcext:value-type="string">
            <text:p>Общие примечания:</text:p>
          </table:table-cell>
        </table:table-row>
        <table:table-row table:style-name="ro1">
          <table:table-cell/>
          <table:table-cell office:value-type="string" calcext:value-type="string">
            <text:p>Абсолютный номер линии</text:p>
          </table:table-cell>
          <table:table-cell office:value-type="string" calcext:value-type="string">
            <text:p>Сторона</text:p>
          </table:table-cell>
          <table:table-cell office:value-type="string" calcext:value-type="string">
            <text:p>Относительный номер линии</text:p>
          </table:table-cell>
          <table:table-cell table:style-name="ce1" office:value-type="string" calcext:value-type="string">
            <text:p>Назначение</text:p>
          </table:table-cell>
          <table:table-cell office:value-type="string" calcext:value-type="string">
            <text:p>Сторона A — нижняя сторона модуля, т.е. в ней отсутствует пространство, только картон + лист металла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 интерфейс занят, camac_b</text:p>
          </table:table-cell>
          <table:table-cell office:value-type="string" calcext:value-type="string">
            <text:p>Напряжения +200 и переменное 117 были убраны с 19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F16 (4 бит функции, camac_f)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свободная линия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F8 (3 бит функции, camac_f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F4 (2 бит функции, camac_f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F2 (1 бит функции, camac_f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индивидуальное использование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1 (0 бит функции, camac_f)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X, команда принята, camac_x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 (3 бит адреса, camac_a)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I, запрет, camac_i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4 (2 бит адреса, camac_a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, очистка, camac_c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2 (1 бит адреса, camac_a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, номер станции, camac_n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 (0 бит адреса, camac_a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, запрос на обслуживание, camac_l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Z (Инициализация)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1, строб, camac_s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Q (Ответ)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2, строб, camac_s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2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24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N2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L2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N2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L2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N2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L21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N2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L2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N19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L19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N18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L1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N1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L17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N16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L1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N1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1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N14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L1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N13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L13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N1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L12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N1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L11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N1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L1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N9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L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N8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L8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N7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7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N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L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N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5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N4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L4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N3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L3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N2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N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-24В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-12В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-6В (хз, актуально ли)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- (ранее здесь было +200 В)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- (ранее здесь было ~117 В)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-6В, E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-6В, Y1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+24В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1</text:p>
          </table:table-cell>
          <table:table-cell table:style-name="ce2" office:value-type="string" calcext:value-type="string">
            <text:p>+12В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+6В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+6В, Y2 (непонятно есть ли напряжения)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0В, GND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0В, 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22:29:57.648000000</meta:creation-date>
    <dc:date>2024-11-23T23:20:01.153000000</dc:date>
    <meta:editing-duration>P3DT50M1S</meta:editing-duration>
    <meta:editing-cycles>18</meta:editing-cycles>
    <meta:generator>LibreOffice/7.6.5.2$Windows_X86_64 LibreOffice_project/38d5f62f85355c192ef5f1dd47c5c0c0c6d6598b</meta:generator>
    <meta:document-statistic meta:table-count="2" meta:cell-count="706" meta:object-count="0"/>
  </office:meta>
</office:document-meta>
</file>